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ee3d3" draw:textarea-horizontal-align="justify" draw:textarea-vertical-align="middle" draw:auto-grow-height="false" fo:min-height="1.368cm" fo:min-width="1.207cm"/>
    </style:style>
    <style:style style:name="gr2" style:family="graphic" style:parent-style-name="standard">
      <style:graphic-properties draw:textarea-horizontal-align="justify" draw:textarea-vertical-align="middle" draw:auto-grow-height="false" fo:min-height="0.449cm" fo:min-width="1.945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e0efd4" draw:textarea-horizontal-align="justify" draw:textarea-vertical-align="middle" draw:auto-grow-height="false" fo:min-height="2.163cm" fo:min-width="4.453cm"/>
    </style:style>
    <style:style style:name="gr5" style:family="graphic" style:parent-style-name="standard">
      <style:graphic-properties draw:fill-color="#e0efd4" draw:textarea-horizontal-align="justify" draw:textarea-vertical-align="middle" draw:auto-grow-height="false" fo:min-height="2.163cm" fo:min-width="4.326cm"/>
    </style:style>
    <style:style style:name="gr6" style:family="graphic" style:parent-style-name="standard">
      <style:graphic-properties draw:textarea-vertical-align="middle" draw:auto-grow-height="false" fo:min-height="1.48cm" fo:min-width="1.322cm"/>
    </style:style>
    <style:style style:name="gr7" style:family="graphic" style:parent-style-name="standard">
      <style:graphic-properties draw:textarea-horizontal-align="justify" draw:textarea-vertical-align="middle" draw:auto-grow-height="false" fo:min-height="1.528cm" fo:min-width="0.199cm"/>
    </style:style>
    <style:style style:name="gr8" style:family="graphic" style:parent-style-name="standard">
      <style:graphic-properties draw:fill-color="#dfcce4" draw:textarea-horizontal-align="justify" draw:textarea-vertical-align="middle" draw:auto-grow-height="false" fo:min-height="2.163cm" fo:min-width="4.326cm"/>
    </style:style>
    <style:style style:name="gr9" style:family="graphic" style:parent-style-name="standard">
      <style:graphic-properties draw:textarea-horizontal-align="justify" draw:textarea-vertical-align="middle" draw:auto-grow-height="false" fo:min-height="0.258cm" fo:min-width="1.39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loext:graphic-properties draw:fill-color="#bee3d3"/>
      <style:paragraph-properties fo:text-align="center"/>
      <style:text-properties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-color="#e0efd4"/>
      <style:paragraph-properties fo:text-align="center"/>
      <style:text-properties fo:font-weight="bold"/>
    </style:style>
    <style:style style:name="P5" style:family="paragraph">
      <loext:graphic-properties draw:fill-color="#dfcce4"/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13cm" svg:height="2.286cm" svg:x="1.254cm" svg:y="1.12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794cm" svg:height="1.397cm" svg:x="7.604cm" svg:y="5.1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0.127cm" svg:height="0.001cm" svg:x="10.017cm" svg:y="4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4.953cm" svg:height="2.413cm" svg:x="2.143cm" svg:y="4.81cm">
          <text:p text:style-name="P1">Python </text:p>
          <text:p text:style-name="P1">Programming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826cm" svg:height="2.413cm" svg:x="11.033cm" svg:y="4.81cm">
          <text:p text:style-name="P1">Machine </text:p>
          <text:p text:style-name="P1">Learning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94cm" svg:height="1.397cm" svg:x="16.24cm" svg:y="5.0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822cm" svg:height="1.73cm" draw:transform="rotate (-1.53222455032582) translate (5.882cm 2.033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5" draw:text-style-name="P4" draw:layer="layout" svg:width="4.826cm" svg:height="2.413cm" svg:x="19.669cm" svg:y="4.81cm">
          <text:p text:style-name="P1">Deep</text:p>
          <text:p text:style-name="P1">Learning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397cm" svg:height="2.032cm" svg:x="20.812cm" svg:y="7.4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4.826cm" svg:height="2.413cm" svg:x="2.016cm" svg:y="9.763cm">
          <text:p text:style-name="P1">ML</text:p>
          <text:p text:style-name="P1">Engineering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159cm" svg:height="1.016cm" svg:x="16.24cm" svg:y="10.39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4.826cm" svg:height="2.413cm" svg:x="11.033cm" svg:y="9.89cm">
          <text:p text:style-name="P1">Cloud</text:p>
          <text:p text:style-name="P1">Essentials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159cm" svg:height="1.016cm" svg:x="7.604cm" svg:y="10.39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4.826cm" svg:height="2.413cm" svg:x="19.669cm" svg:y="9.89cm">
          <text:p text:style-name="P1">DevOps</text:p>
          <text:p text:style-name="P1">Essential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9T14:45:25.703445151</meta:creation-date>
    <dc:date>2020-09-29T14:53:50.614612379</dc:date>
    <meta:editing-duration>PT8M24S</meta:editing-duration>
    <meta:editing-cycles>4</meta:editing-cycles>
    <meta:generator>LibreOffice/6.0.7.3$Linux_X86_64 LibreOffice_project/00m0$Build-3</meta:generator>
    <meta:document-statistic meta:object-count="14"/>
  </office:meta>
</office:document-meta>
</file>